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6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H2">
          <table:error-message table:message-type="stop" table:display="true"/>
        </table:content-validation>
        <table:content-validation table:name="val3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6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6.1">
            <text:p>6.1</text:p>
          </table:table-cell>
          <table:table-cell table:style-name="Default" office:value-type="float" office:value="144">
            <text:p>144</text:p>
          </table:table-cell>
          <table:table-cell table:content-validation-name="val1"/>
          <table:table-cell table:style-name="Default" table:content-validation-name="val2" office:value-type="string">
            <text:p>Alaimidae</text:p>
          </table:table-cell>
          <table:table-cell table:number-columns-repeated="2"/>
          <table:table-cell table:content-validation-name="val4"/>
          <table:table-cell table:style-name="Default" office:value-type="float" office:value="1536.91">
            <text:p>1536.91</text:p>
          </table:table-cell>
          <table:table-cell table:style-name="ce4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7.5">
            <text:p>7.5</text:p>
          </table:table-cell>
          <table:table-cell table:style-name="Default" office:value-type="float" office:value="143.8">
            <text:p>143.8</text:p>
          </table:table-cell>
          <table:table-cell table:content-validation-name="val1"/>
          <table:table-cell table:style-name="Default" table:content-validation-name="val3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1129.98">
            <text:p>1129.98</text:p>
          </table:table-cell>
          <table:table-cell table:style-name="ce4" table:formula="of:=757.07" office:value-type="float" office:value="757.07">
            <text:p>757.07</text:p>
          </table:table-cell>
          <table:table-cell table:formula="of:=+[.M3]/[.L3]" office:value-type="percentage" office:value="0.669985309474504">
            <text:p>67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40.1">
            <text:p>140.1</text:p>
          </table:table-cell>
          <table:table-cell table:content-validation-name="val1"/>
          <table:table-cell table:style-name="Default" table:content-validation-name="val3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559.39">
            <text:p>559.39</text:p>
          </table:table-cell>
          <table:table-cell table:style-name="ce4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46.5">
            <text:p>146.5</text:p>
          </table:table-cell>
          <table:table-cell table:content-validation-name="val1"/>
          <table:table-cell table:style-name="Default" table:content-validation-name="val3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907.27">
            <text:p>907.27</text:p>
          </table:table-cell>
          <table:table-cell table:style-name="ce4" table:formula="of:=725.27" office:value-type="float" office:value="725.27">
            <text:p>725.27</text:p>
          </table:table-cell>
          <table:table-cell table:formula="of:=+[.M5]/[.L5]" office:value-type="percentage" office:value="0.799398194583751">
            <text:p>8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1.1">
            <text:p>11.1</text:p>
          </table:table-cell>
          <table:table-cell table:style-name="Default" office:value-type="float" office:value="146.9">
            <text:p>146.9</text:p>
          </table:table-cell>
          <table:table-cell table:content-validation-name="val1"/>
          <table:table-cell table:style-name="Default" table:content-validation-name="val3" office:value-type="string">
            <text:p>Tylenchidae</text:p>
          </table:table-cell>
          <table:table-cell table:number-columns-repeated="2"/>
          <table:table-cell table:content-validation-name="val4"/>
          <table:table-cell table:style-name="Default" office:value-type="float" office:value="904.93">
            <text:p>904.93</text:p>
          </table:table-cell>
          <table:table-cell table:style-name="ce4" table:formula="of:=724.99" office:value-type="float" office:value="724.99">
            <text:p>724.99</text:p>
          </table:table-cell>
          <table:table-cell table:formula="of:=+[.M6]/[.L6]" office:value-type="percentage" office:value="0.801155890510868">
            <text:p>8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1">
            <text:p>134.1</text:p>
          </table:table-cell>
          <table:table-cell table:content-validation-name="val1"/>
          <table:table-cell table:style-name="Default" table:content-validation-name="val3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299.1">
            <text:p>1299.1</text:p>
          </table:table-cell>
          <table:table-cell table:style-name="ce4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47">
            <text:p>147</text:p>
          </table:table-cell>
          <table:table-cell table:content-validation-name="val1"/>
          <table:table-cell table:style-name="Default" table:content-validation-name="val3" office:value-type="string">
            <text:p>Tylenchidae</text:p>
          </table:table-cell>
          <table:table-cell table:number-columns-repeated="2"/>
          <table:table-cell table:content-validation-name="val4"/>
          <table:table-cell table:style-name="Default" office:value-type="float" office:value="612.8">
            <text:p>612.8</text:p>
          </table:table-cell>
          <table:table-cell table:style-name="ce4" table:formula="of:=411.08" office:value-type="float" office:value="411.08">
            <text:p>411.08</text:p>
          </table:table-cell>
          <table:table-cell table:formula="of:=+[.M8]/[.L8]" office:value-type="percentage" office:value="0.670822454308094">
            <text:p>67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34.1">
            <text:p>134.1</text:p>
          </table:table-cell>
          <table:table-cell table:content-validation-name="val1"/>
          <table:table-cell table:style-name="Default" table:content-validation-name="val3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/>
          <table:table-cell table:style-name="ce4"/>
          <table:table-cell table:formula="of:=+[.M9]/[.L9]" office:value-type="percentage" office:value="0">
            <text:p>#DIV/0!</text:p>
          </table:table-cell>
          <table:table-cell table:number-columns-repeated="1010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5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4:38.28</dc:date>
    <dc:creator>Lawrence Perepolkin</dc:creator>
    <meta:editing-duration>PT9H54M26S</meta:editing-duration>
    <meta:editing-cycles>42</meta:editing-cycles>
    <meta:generator>OpenOffice/4.1.12$Win32 OpenOffice.org_project/4112m1$Build-9809</meta:generator>
    <meta:document-statistic meta:table-count="3" meta:cell-count="159" meta:object-count="0"/>
  </office:meta>
</office:document-meta>
</file>